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8.8776in" svg:y="0.9488in">
            <draw:object draw:notify-on-update-of-ranges="results.A4:results.A23 results.B4:results.B23 results.H3:results.H3 results.H4:results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ace_detection_video.py </text:p>
          </table:table-cell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dnevna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P </text:p>
          </table:table-cell>
          <table:table-cell office:value-type="string" calcext:value-type="string">
            <text:p><text:s/>FN 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[.C4]/([.C4]+[.E4])" office:value-type="float" office:value="0.477777777777778" calcext:value-type="float">
            <text:p>0.477777777777778</text:p>
          </table:table-cell>
          <table:table-cell table:formula="of:=2*[.C4]/(2*[.C4]+[.D4]+[.E4])" office:value-type="float" office:value="0.646616541353383" calcext:value-type="float">
            <text:p>0.646616541353383</text:p>
          </table:table-cell>
          <table:table-cell table:formula="of:=[.H4]*255" office:value-type="float" office:value="164.887218045113" calcext:value-type="float">
            <text:p>164.887218045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5]/([.C5]+[.E5])" office:value-type="float" office:value="0.712707182320442" calcext:value-type="float">
            <text:p>0.712707182320442</text:p>
          </table:table-cell>
          <table:table-cell table:formula="of:=2*[.C5]/(2*[.C5]+[.D5]+[.E5])" office:value-type="float" office:value="0.832258064516129" calcext:value-type="float">
            <text:p>0.832258064516129</text:p>
          </table:table-cell>
          <table:table-cell table:formula="of:=[.H5]*255" office:value-type="float" office:value="212.225806451613" calcext:value-type="float">
            <text:p>212.225806451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6]/([.C6]+[.E6])" office:value-type="float" office:value="0.832258064516129" calcext:value-type="float">
            <text:p>0.832258064516129</text:p>
          </table:table-cell>
          <table:table-cell table:formula="of:=2*[.C6]/(2*[.C6]+[.D6]+[.E6])" office:value-type="float" office:value="0.908450704225352" calcext:value-type="float">
            <text:p>0.908450704225352</text:p>
          </table:table-cell>
          <table:table-cell table:formula="of:=[.H6]*255" office:value-type="float" office:value="231.654929577465" calcext:value-type="float">
            <text:p>231.654929577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7]/([.C7]+[.E7])" office:value-type="float" office:value="0.801242236024845" calcext:value-type="float">
            <text:p>0.801242236024845</text:p>
          </table:table-cell>
          <table:table-cell table:formula="of:=2*[.C7]/(2*[.C7]+[.D7]+[.E7])" office:value-type="float" office:value="0.889655172413793" calcext:value-type="float">
            <text:p>0.889655172413793</text:p>
          </table:table-cell>
          <table:table-cell table:formula="of:=[.H7]*255" office:value-type="float" office:value="226.862068965517" calcext:value-type="float">
            <text:p>226.862068965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[.C8]/([.C8]+[.E8])" office:value-type="float" office:value="0.337539432176656" calcext:value-type="float">
            <text:p>0.337539432176656</text:p>
          </table:table-cell>
          <table:table-cell table:formula="of:=2*[.C8]/(2*[.C8]+[.D8]+[.E8])" office:value-type="float" office:value="0.504716981132076" calcext:value-type="float">
            <text:p>0.504716981132076</text:p>
          </table:table-cell>
          <table:table-cell table:formula="of:=[.H8]*255" office:value-type="float" office:value="128.702830188679" calcext:value-type="float">
            <text:p>128.702830188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9]/([.C9]+[.E9])" office:value-type="float" office:value="0.677215189873418" calcext:value-type="float">
            <text:p>0.677215189873418</text:p>
          </table:table-cell>
          <table:table-cell table:formula="of:=2*[.C9]/(2*[.C9]+[.D9]+[.E9])" office:value-type="float" office:value="0.807547169811321" calcext:value-type="float">
            <text:p>0.807547169811321</text:p>
          </table:table-cell>
          <table:table-cell table:formula="of:=[.H9]*255" office:value-type="float" office:value="205.924528301887" calcext:value-type="float">
            <text:p>205.924528301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0]/([.C10]+[.E10])" office:value-type="float" office:value="0.604519774011299" calcext:value-type="float">
            <text:p>0.604519774011299</text:p>
          </table:table-cell>
          <table:table-cell table:formula="of:=2*[.C10]/(2*[.C10]+[.D10]+[.E10])" office:value-type="float" office:value="0.753521126760563" calcext:value-type="float">
            <text:p>0.753521126760563</text:p>
          </table:table-cell>
          <table:table-cell table:formula="of:=[.H10]*255" office:value-type="float" office:value="192.147887323944" calcext:value-type="float">
            <text:p>192.147887323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]/([.C11]+[.E11])" office:value-type="float" office:value="0.869918699186992" calcext:value-type="float">
            <text:p>0.869918699186992</text:p>
          </table:table-cell>
          <table:table-cell table:formula="of:=2*[.C11]/(2*[.C11]+[.D11]+[.E11])" office:value-type="float" office:value="0.930434782608696" calcext:value-type="float">
            <text:p>0.930434782608696</text:p>
          </table:table-cell>
          <table:table-cell table:formula="of:=[.H11]*255" office:value-type="float" office:value="237.260869565217" calcext:value-type="float">
            <text:p>237.260869565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C12]/([.C12]+[.E12])" office:value-type="float" office:value="0.411764705882353" calcext:value-type="float">
            <text:p>0.411764705882353</text:p>
          </table:table-cell>
          <table:table-cell table:formula="of:=2*[.C12]/(2*[.C12]+[.D12]+[.E12])" office:value-type="float" office:value="0.583333333333333" calcext:value-type="float">
            <text:p>0.583333333333333</text:p>
          </table:table-cell>
          <table:table-cell table:formula="of:=[.H12]*255" office:value-type="float" office:value="148.75" calcext:value-type="float">
            <text:p>148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C13]/([.C13]+[.E13])" office:value-type="float" office:value="0.474576271186441" calcext:value-type="float">
            <text:p>0.474576271186441</text:p>
          </table:table-cell>
          <table:table-cell table:formula="of:=2*[.C13]/(2*[.C13]+[.D13]+[.E13])" office:value-type="float" office:value="0.64367816091954" calcext:value-type="float">
            <text:p>0.64367816091954</text:p>
          </table:table-cell>
          <table:table-cell table:formula="of:=[.H13]*255" office:value-type="float" office:value="164.137931034483" calcext:value-type="float">
            <text:p>164.137931034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4]/([.C14]+[.E14])" office:value-type="float" office:value="0.868217054263566" calcext:value-type="float">
            <text:p>0.868217054263566</text:p>
          </table:table-cell>
          <table:table-cell table:formula="of:=2*[.C14]/(2*[.C14]+[.D14]+[.E14])" office:value-type="float" office:value="0.929460580912863" calcext:value-type="float">
            <text:p>0.929460580912863</text:p>
          </table:table-cell>
          <table:table-cell table:formula="of:=[.H14]*255" office:value-type="float" office:value="237.01244813278" calcext:value-type="float">
            <text:p>237.01244813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5]/([.C15]+[.E15])" office:value-type="float" office:value="0.842105263157895" calcext:value-type="float">
            <text:p>0.842105263157895</text:p>
          </table:table-cell>
          <table:table-cell table:formula="of:=2*[.C15]/(2*[.C15]+[.D15]+[.E15])" office:value-type="float" office:value="0.914285714285714" calcext:value-type="float">
            <text:p>0.914285714285714</text:p>
          </table:table-cell>
          <table:table-cell table:formula="of:=[.H15]*255" office:value-type="float" office:value="233.142857142857" calcext:value-type="float">
            <text:p>233.14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C16]/([.C16]+[.E16])" office:value-type="float" office:value="0.411585365853659" calcext:value-type="float">
            <text:p>0.411585365853659</text:p>
          </table:table-cell>
          <table:table-cell table:formula="of:=2*[.C16]/(2*[.C16]+[.D16]+[.E16])" office:value-type="float" office:value="0.583153347732181" calcext:value-type="float">
            <text:p>0.583153347732181</text:p>
          </table:table-cell>
          <table:table-cell table:formula="of:=[.H16]*255" office:value-type="float" office:value="148.704103671706" calcext:value-type="float">
            <text:p>148.704103671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17]/([.C17]+[.E17])" office:value-type="float" office:value="0.714285714285714" calcext:value-type="float">
            <text:p>0.714285714285714</text:p>
          </table:table-cell>
          <table:table-cell table:formula="of:=2*[.C17]/(2*[.C17]+[.D17]+[.E17])" office:value-type="float" office:value="0.833333333333333" calcext:value-type="float">
            <text:p>0.833333333333333</text:p>
          </table:table-cell>
          <table:table-cell table:formula="of:=[.H17]*255" office:value-type="float" office:value="212.5" calcext:value-type="float">
            <text:p>21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8]/([.C18]+[.E18])" office:value-type="float" office:value="0.992647058823529" calcext:value-type="float">
            <text:p>0.992647058823529</text:p>
          </table:table-cell>
          <table:table-cell table:formula="of:=2*[.C18]/(2*[.C18]+[.D18]+[.E18])" office:value-type="float" office:value="0.996309963099631" calcext:value-type="float">
            <text:p>0.996309963099631</text:p>
          </table:table-cell>
          <table:table-cell table:formula="of:=[.H18]*255" office:value-type="float" office:value="254.059040590406" calcext:value-type="float">
            <text:p>254.059040590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/([.C19]+[.E19])" office:value-type="float" office:value="1" calcext:value-type="float">
            <text:p>1</text:p>
          </table:table-cell>
          <table:table-cell table:formula="of:=2*[.C19]/(2*[.C19]+[.D19]+[.E19])" office:value-type="float" office:value="1" calcext:value-type="float">
            <text:p>1</text:p>
          </table:table-cell>
          <table:table-cell table:formula="of:=[.H19]*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9848" calcext:value-type="float">
            <text:p>0.9848</text:p>
          </table:table-cell>
          <table:table-cell table:formula="of:=[.C20]/([.C20]+[.E20])" office:value-type="float" office:value="0.607476635514019" calcext:value-type="float">
            <text:p>0.607476635514019</text:p>
          </table:table-cell>
          <table:table-cell table:formula="of:=2*[.C20]/(2*[.C20]+[.D20]+[.E20])" office:value-type="float" office:value="0.751445086705202" calcext:value-type="float">
            <text:p>0.751445086705202</text:p>
          </table:table-cell>
          <table:table-cell table:formula="of:=[.H20]*255" office:value-type="float" office:value="191.618497109827" calcext:value-type="float">
            <text:p>191.618497109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21]/([.C21]+[.E21])" office:value-type="float" office:value="0.673469387755102" calcext:value-type="float">
            <text:p>0.673469387755102</text:p>
          </table:table-cell>
          <table:table-cell table:formula="of:=2*[.C21]/(2*[.C21]+[.D21]+[.E21])" office:value-type="float" office:value="0.804878048780488" calcext:value-type="float">
            <text:p>0.804878048780488</text:p>
          </table:table-cell>
          <table:table-cell table:formula="of:=[.H21]*255" office:value-type="float" office:value="205.243902439024" calcext:value-type="float">
            <text:p>205.243902439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22]/([.C22]+[.E22])" office:value-type="float" office:value="0.835443037974684" calcext:value-type="float">
            <text:p>0.835443037974684</text:p>
          </table:table-cell>
          <table:table-cell table:formula="of:=2*[.C22]/(2*[.C22]+[.D22]+[.E22])" office:value-type="float" office:value="0.910344827586207" calcext:value-type="float">
            <text:p>0.910344827586207</text:p>
          </table:table-cell>
          <table:table-cell table:formula="of:=[.H22]*255" office:value-type="float" office:value="232.137931034483" calcext:value-type="float">
            <text:p>232.137931034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3]/([.C23]+[.E23])" office:value-type="float" office:value="0.956521739130435" calcext:value-type="float">
            <text:p>0.956521739130435</text:p>
          </table:table-cell>
          <table:table-cell table:formula="of:=2*[.C23]/(2*[.C23]+[.D23]+[.E23])" office:value-type="float" office:value="0.977777777777778" calcext:value-type="float">
            <text:p>0.977777777777778</text:p>
          </table:table-cell>
          <table:table-cell table:formula="of:=[.H23]*255" office:value-type="float" office:value="249.333333333333" calcext:value-type="float">
            <text:p>249.3333333333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umetna</text:p>
          </table:table-cell>
          <table:covered-table-cell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TP </text:p>
          </table:table-cell>
          <table:table-cell office:value-type="string" calcext:value-type="string">
            <text:p><text:s/>FN </text:p>
          </table:table-cell>
          <table:table-cell office:value-type="string" calcext:value-type="string">
            <text:p><text:s/>FP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]/([.C29]+[.E29])" office:value-type="float" office:value="0.617486338797814" calcext:value-type="float">
            <text:p>0.617486338797814</text:p>
          </table:table-cell>
          <table:table-cell table:formula="of:=2*[.C29]/(2*[.C29]+[.D29]+[.E29])" office:value-type="float" office:value="0.763513513513513" calcext:value-type="float">
            <text:p>0.763513513513513</text:p>
          </table:table-cell>
          <table:table-cell table:formula="of:=[.H29]*255" office:value-type="float" office:value="194.695945945946" calcext:value-type="float">
            <text:p>194.695945945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]/([.C30]+[.E30])" office:value-type="float" office:value="0.502222222222222" calcext:value-type="float">
            <text:p>0.502222222222222</text:p>
          </table:table-cell>
          <table:table-cell table:formula="of:=2*[.C30]/(2*[.C30]+[.D30]+[.E30])" office:value-type="float" office:value="0.668639053254438" calcext:value-type="float">
            <text:p>0.668639053254438</text:p>
          </table:table-cell>
          <table:table-cell table:formula="of:=[.H30]*255" office:value-type="float" office:value="170.502958579882" calcext:value-type="float">
            <text:p>170.50295857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31]/([.C31]+[.E31])" office:value-type="float" office:value="0.807142857142857" calcext:value-type="float">
            <text:p>0.807142857142857</text:p>
          </table:table-cell>
          <table:table-cell table:formula="of:=2*[.C31]/(2*[.C31]+[.D31]+[.E31])" office:value-type="float" office:value="0.893280632411067" calcext:value-type="float">
            <text:p>0.893280632411067</text:p>
          </table:table-cell>
          <table:table-cell table:formula="of:=[.H31]*255" office:value-type="float" office:value="227.786561264822" calcext:value-type="float">
            <text:p>227.786561264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32]/([.C32]+[.E32])" office:value-type="float" office:value="0.889763779527559" calcext:value-type="float">
            <text:p>0.889763779527559</text:p>
          </table:table-cell>
          <table:table-cell table:formula="of:=2*[.C32]/(2*[.C32]+[.D32]+[.E32])" office:value-type="float" office:value="0.941666666666667" calcext:value-type="float">
            <text:p>0.941666666666667</text:p>
          </table:table-cell>
          <table:table-cell table:formula="of:=[.H32]*255" office:value-type="float" office:value="240.125" calcext:value-type="float">
            <text:p>24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33]/([.C33]+[.E33])" office:value-type="float" office:value="0.595092024539877" calcext:value-type="float">
            <text:p>0.595092024539877</text:p>
          </table:table-cell>
          <table:table-cell table:formula="of:=2*[.C33]/(2*[.C33]+[.D33]+[.E33])" office:value-type="float" office:value="0.746153846153846" calcext:value-type="float">
            <text:p>0.746153846153846</text:p>
          </table:table-cell>
          <table:table-cell table:formula="of:=[.H33]*255" office:value-type="float" office:value="190.269230769231" calcext:value-type="float">
            <text:p>190.269230769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4]/([.C34]+[.E34])" office:value-type="float" office:value="0.734848484848485" calcext:value-type="float">
            <text:p>0.734848484848485</text:p>
          </table:table-cell>
          <table:table-cell table:formula="of:=2*[.C34]/(2*[.C34]+[.D34]+[.E34])" office:value-type="float" office:value="0.847161572052402" calcext:value-type="float">
            <text:p>0.847161572052402</text:p>
          </table:table-cell>
          <table:table-cell table:formula="of:=[.H34]*255" office:value-type="float" office:value="216.026200873362" calcext:value-type="float">
            <text:p>216.026200873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35]/([.C35]+[.E35])" office:value-type="float" office:value="0.881818181818182" calcext:value-type="float">
            <text:p>0.881818181818182</text:p>
          </table:table-cell>
          <table:table-cell table:formula="of:=2*[.C35]/(2*[.C35]+[.D35]+[.E35])" office:value-type="float" office:value="0.93719806763285" calcext:value-type="float">
            <text:p>0.93719806763285</text:p>
          </table:table-cell>
          <table:table-cell table:formula="of:=[.H35]*255" office:value-type="float" office:value="238.985507246377" calcext:value-type="float">
            <text:p>238.985507246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6]/([.C36]+[.E36])" office:value-type="float" office:value="0.97" calcext:value-type="float">
            <text:p>0.97</text:p>
          </table:table-cell>
          <table:table-cell table:formula="of:=2*[.C36]/(2*[.C36]+[.D36]+[.E36])" office:value-type="float" office:value="0.984771573604061" calcext:value-type="float">
            <text:p>0.984771573604061</text:p>
          </table:table-cell>
          <table:table-cell table:formula="of:=[.H36]*255" office:value-type="float" office:value="251.116751269035" calcext:value-type="float">
            <text:p>251.116751269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]/([.C37]+[.E37])" office:value-type="float" office:value="0.505" calcext:value-type="float">
            <text:p>0.505</text:p>
          </table:table-cell>
          <table:table-cell table:formula="of:=2*[.C37]/(2*[.C37]+[.D37]+[.E37])" office:value-type="float" office:value="0.67109634551495" calcext:value-type="float">
            <text:p>0.67109634551495</text:p>
          </table:table-cell>
          <table:table-cell table:formula="of:=[.H37]*255" office:value-type="float" office:value="171.129568106312" calcext:value-type="float">
            <text:p>171.129568106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38]/([.C38]+[.E38])" office:value-type="float" office:value="0.570621468926554" calcext:value-type="float">
            <text:p>0.570621468926554</text:p>
          </table:table-cell>
          <table:table-cell table:formula="of:=2*[.C38]/(2*[.C38]+[.D38]+[.E38])" office:value-type="float" office:value="0.726618705035971" calcext:value-type="float">
            <text:p>0.726618705035971</text:p>
          </table:table-cell>
          <table:table-cell table:formula="of:=[.H38]*255" office:value-type="float" office:value="185.287769784173" calcext:value-type="float">
            <text:p>185.28776978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9]/([.C39]+[.E39])" office:value-type="float" office:value="0.776923076923077" calcext:value-type="float">
            <text:p>0.776923076923077</text:p>
          </table:table-cell>
          <table:table-cell table:formula="of:=2*[.C39]/(2*[.C39]+[.D39]+[.E39])" office:value-type="float" office:value="0.874458874458875" calcext:value-type="float">
            <text:p>0.874458874458875</text:p>
          </table:table-cell>
          <table:table-cell table:formula="of:=[.H39]*255" office:value-type="float" office:value="222.987012987013" calcext:value-type="float">
            <text:p>222.987012987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0]/([.C40]+[.E40])" office:value-type="float" office:value="0.90990990990991" calcext:value-type="float">
            <text:p>0.90990990990991</text:p>
          </table:table-cell>
          <table:table-cell table:formula="of:=2*[.C40]/(2*[.C40]+[.D40]+[.E40])" office:value-type="float" office:value="0.952830188679245" calcext:value-type="float">
            <text:p>0.952830188679245</text:p>
          </table:table-cell>
          <table:table-cell table:formula="of:=[.H40]*255" office:value-type="float" office:value="242.971698113208" calcext:value-type="float">
            <text:p>242.971698113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41]/([.C41]+[.E41])" office:value-type="float" office:value="0.458646616541353" calcext:value-type="float">
            <text:p>0.458646616541353</text:p>
          </table:table-cell>
          <table:table-cell table:formula="of:=2*[.C41]/(2*[.C41]+[.D41]+[.E41])" office:value-type="float" office:value="0.628865979381443" calcext:value-type="float">
            <text:p>0.628865979381443</text:p>
          </table:table-cell>
          <table:table-cell table:formula="of:=[.H41]*255" office:value-type="float" office:value="160.360824742268" calcext:value-type="float">
            <text:p>160.360824742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]/([.C42]+[.E42])" office:value-type="float" office:value="0.595121951219512" calcext:value-type="float">
            <text:p>0.595121951219512</text:p>
          </table:table-cell>
          <table:table-cell table:formula="of:=2*[.C42]/(2*[.C42]+[.D42]+[.E42])" office:value-type="float" office:value="0.746177370030581" calcext:value-type="float">
            <text:p>0.746177370030581</text:p>
          </table:table-cell>
          <table:table-cell table:formula="of:=[.H42]*255" office:value-type="float" office:value="190.275229357798" calcext:value-type="float">
            <text:p>190.27522935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43]/([.C43]+[.E43])" office:value-type="float" office:value="0.767295597484277" calcext:value-type="float">
            <text:p>0.767295597484277</text:p>
          </table:table-cell>
          <table:table-cell table:formula="of:=2*[.C43]/(2*[.C43]+[.D43]+[.E43])" office:value-type="float" office:value="0.868327402135231" calcext:value-type="float">
            <text:p>0.868327402135231</text:p>
          </table:table-cell>
          <table:table-cell table:formula="of:=[.H43]*255" office:value-type="float" office:value="221.423487544484" calcext:value-type="float">
            <text:p>221.423487544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]/([.C44]+[.E44])" office:value-type="float" office:value="0.991869918699187" calcext:value-type="float">
            <text:p>0.991869918699187</text:p>
          </table:table-cell>
          <table:table-cell table:formula="of:=2*[.C44]/(2*[.C44]+[.D44]+[.E44])" office:value-type="float" office:value="0.995918367346939" calcext:value-type="float">
            <text:p>0.995918367346939</text:p>
          </table:table-cell>
          <table:table-cell table:formula="of:=[.H44]*255" office:value-type="float" office:value="253.959183673469" calcext:value-type="float">
            <text:p>253.95918367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]/([.C45]+[.E45])" office:value-type="float" office:value="0.405405405405405" calcext:value-type="float">
            <text:p>0.405405405405405</text:p>
          </table:table-cell>
          <table:table-cell table:formula="of:=2*[.C45]/(2*[.C45]+[.D45]+[.E45])" office:value-type="float" office:value="0.576923076923077" calcext:value-type="float">
            <text:p>0.576923076923077</text:p>
          </table:table-cell>
          <table:table-cell table:formula="of:=[.H45]*255" office:value-type="float" office:value="147.115384615385" calcext:value-type="float">
            <text:p>147.11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[.C46]/([.C46]+[.E46])" office:value-type="float" office:value="0.418604651162791" calcext:value-type="float">
            <text:p>0.418604651162791</text:p>
          </table:table-cell>
          <table:table-cell table:formula="of:=2*[.C46]/(2*[.C46]+[.D46]+[.E46])" office:value-type="float" office:value="0.590163934426229" calcext:value-type="float">
            <text:p>0.590163934426229</text:p>
          </table:table-cell>
          <table:table-cell table:formula="of:=[.H46]*255" office:value-type="float" office:value="150.491803278689" calcext:value-type="float">
            <text:p>150.491803278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47]/([.C47]+[.E47])" office:value-type="float" office:value="0.737704918032787" calcext:value-type="float">
            <text:p>0.737704918032787</text:p>
          </table:table-cell>
          <table:table-cell table:formula="of:=2*[.C47]/(2*[.C47]+[.D47]+[.E47])" office:value-type="float" office:value="0.849056603773585" calcext:value-type="float">
            <text:p>0.849056603773585</text:p>
          </table:table-cell>
          <table:table-cell table:formula="of:=[.H47]*255" office:value-type="float" office:value="216.509433962264" calcext:value-type="float">
            <text:p>216.509433962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]/([.C48]+[.E48])" office:value-type="float" office:value="1" calcext:value-type="float">
            <text:p>1</text:p>
          </table:table-cell>
          <table:table-cell table:formula="of:=2*[.C48]/(2*[.C48]+[.D48]+[.E48])" office:value-type="float" office:value="1" calcext:value-type="float">
            <text:p>1</text:p>
          </table:table-cell>
          <table:table-cell table:formula="of:=[.H48]*255" office:value-type="float" office:value="255" calcext:value-type="float">
            <text:p>2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Umetna tresljaj</text:p>
          </table:table-cell>
          <table:covered-table-cell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TP </text:p>
          </table:table-cell>
          <table:table-cell office:value-type="string" calcext:value-type="string">
            <text:p><text:s/>FN </text:p>
          </table:table-cell>
          <table:table-cell office:value-type="string" calcext:value-type="string">
            <text:p><text:s/>FP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2]/([.C52]+[.E52])" office:value-type="float" office:value="0.648275862068966" calcext:value-type="float">
            <text:p>0.648275862068966</text:p>
          </table:table-cell>
          <table:table-cell table:formula="of:=2*[.C52]/(2*[.C52]+[.D52]+[.E52])" office:value-type="float" office:value="0.786610878661088" calcext:value-type="float">
            <text:p>0.786610878661088</text:p>
          </table:table-cell>
          <table:table-cell table:formula="of:=[.H52]*120" office:value-type="float" office:value="94.3933054393306" calcext:value-type="float">
            <text:p>94.3933054393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[.C53]/([.C53]+[.E53])" office:value-type="float" office:value="0.40343347639485" calcext:value-type="float">
            <text:p>0.40343347639485</text:p>
          </table:table-cell>
          <table:table-cell table:formula="of:=2*[.C53]/(2*[.C53]+[.D53]+[.E53])" office:value-type="float" office:value="0.574923547400612" calcext:value-type="float">
            <text:p>0.574923547400612</text:p>
          </table:table-cell>
          <table:table-cell table:formula="of:=[.H53]*120" office:value-type="float" office:value="68.9908256880734" calcext:value-type="float">
            <text:p>68.9908256880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54]/([.C54]+[.E54])" office:value-type="float" office:value="0.746031746031746" calcext:value-type="float">
            <text:p>0.746031746031746</text:p>
          </table:table-cell>
          <table:table-cell table:formula="of:=2*[.C54]/(2*[.C54]+[.D54]+[.E54])" office:value-type="float" office:value="0.854545454545455" calcext:value-type="float">
            <text:p>0.854545454545455</text:p>
          </table:table-cell>
          <table:table-cell table:formula="of:=[.H54]*120" office:value-type="float" office:value="102.545454545455" calcext:value-type="float">
            <text:p>102.545454545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55]/([.C55]+[.E55])" office:value-type="float" office:value="0.92156862745098" calcext:value-type="float">
            <text:p>0.92156862745098</text:p>
          </table:table-cell>
          <table:table-cell table:formula="of:=2*[.C55]/(2*[.C55]+[.D55]+[.E55])" office:value-type="float" office:value="0.959183673469388" calcext:value-type="float">
            <text:p>0.959183673469388</text:p>
          </table:table-cell>
          <table:table-cell table:formula="of:=[.H55]*120" office:value-type="float" office:value="115.102040816327" calcext:value-type="float">
            <text:p>115.102040816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42:34.01055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6T19:09:13.560324859</dc:date>
    <meta:editing-duration>PT22M17S</meta:editing-duration>
    <meta:editing-cycles>3</meta:editing-cycles>
    <meta:generator>LibreOffice/6.4.6.2$Linux_X86_64 LibreOffice_project/40$Build-2</meta:generator>
    <meta:document-statistic meta:table-count="1" meta:cell-count="4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4.848cm" svg:y="4.201cm" style:legend-expansion="high" chart:style-name="ch2"/>
        <chart:plot-area chart:style-name="ch3" table:cell-range-address="results.A4:results.B23 results.H3:results.H23" chart:data-source-has-labels="row" svg:x="1.331cm" svg:y="0.18cm" svg:width="13.197cm" svg:height="7.659cm">
          <chartooo:coordinate-region svg:x="1.952cm" svg:y="0.379cm" svg:width="12.15cm" svg:height="6.813cm"/>
          <chart:axis chart:dimension="x" chart:name="primary-x" chart:style-name="ch4">
            <chart:title svg:x="7.263cm" svg:y="8.019cm" chart:style-name="ch5">
              <text:p>distance</text:p>
            </chart:title>
            <chart:grid chart:style-name="ch6" chart:class="major"/>
          </chart:axis>
          <chart:axis chart:dimension="y" chart:name="primary-y" chart:style-name="ch4">
            <chart:title svg:x="0.451cm" svg:y="4.476cm" chart:style-name="ch7">
              <text:p>angle</text:p>
            </chart:title>
            <chart:grid chart:style-name="ch6" chart:class="major"/>
          </chart:axis>
          <chart:series chart:style-name="ch8" chart:values-cell-range-address="results.H4:results.H23" chart:label-cell-address="results.H3:results.H3" chart:class="chart:bubble">
            <chart:domain table:cell-range-address="results.B4:results.B23"/>
            <chart:domain table:cell-range-address="results.A4:results.A23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F1</text:p>
                <draw:g>
                  <svg:desc>results.H3:results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4:results.A23</svg:desc>
                </draw:g>
              </table:table-cell>
              <table:table-cell office:value-type="float" office:value="90">
                <text:p>90</text:p>
                <draw:g>
                  <svg:desc>results.B4:results.B23</svg:desc>
                </draw:g>
              </table:table-cell>
              <table:table-cell office:value-type="float" office:value="0.646616541353383">
                <text:p>0.646616541353383</text:p>
                <draw:g>
                  <svg:desc>results.H4:results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832258064516129">
                <text:p>0.832258064516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.908450704225352">
                <text:p>0.908450704225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0.889655172413793">
                <text:p>0.88965517241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504716981132076">
                <text:p>0.504716981132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807547169811321">
                <text:p>0.807547169811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.753521126760563">
                <text:p>0.753521126760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0.930434782608696">
                <text:p>0.930434782608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29460580912863">
                <text:p>0.929460580912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583153347732181">
                <text:p>0.583153347732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0.996309963099631">
                <text:p>0.996309963099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751445086705202">
                <text:p>0.751445086705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04878048780488">
                <text:p>0.804878048780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977777777777778">
                <text:p>0.9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